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_20_2-title">
      <style:graphic-properties fo:min-height="2.629cm"/>
      <style:paragraph-properties style:writing-mode="lr-tb"/>
    </style:style>
    <style:style style:name="pr8" style:family="presentation" style:parent-style-name="Default_20_2-outline1">
      <style:graphic-properties fo:min-height="8.884cm"/>
      <style:paragraph-properties style:writing-mode="lr-tb"/>
    </style:style>
    <style:style style:name="pr9" style:family="presentation" style:parent-style-name="Default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master page footer</presentation:footer-decl>
      <presentation:footer-decl presentation:name="ftr2">master page 2 footer</presentation:footer-decl>
      <presentation:date-time-decl presentation:name="dtd1" presentation:source="fixed">01/01/2022</presentation:date-time-decl>
      <presentation:date-time-decl presentation:name="dtd2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ields – Slide 1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629cm" svg:x="1.4cm" svg:y="0.628cm" presentation:class="title">
          <draw:text-box>
            <text:p>Slide 2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2" presentation:use-date-time-name="dtd2">
        <draw:frame presentation:style-name="pr4" draw:text-style-name="P1" draw:layer="layout" svg:width="25.199cm" svg:height="2.629cm" svg:x="1.4cm" svg:y="0.628cm" presentation:class="title">
          <draw:text-box>
            <text:p>Slide 3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2" presentation:presentation-page-layout-name="AL2T1" presentation:use-footer-name="ftr2" presentation:use-date-time-name="dtd2">
        <draw:frame presentation:style-name="pr7" draw:layer="layout" svg:width="25.199cm" svg:height="2.629cm" svg:x="1.4cm" svg:y="0.628cm" presentation:class="title" presentation:user-transformed="true">
          <draw:text-box>
            <text:p>Slide 4 – MP 2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13.5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937cm" fo:min-width="3.016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textarea-vertical-align="middle" draw:auto-grow-height="false" fo:min-height="2cm" fo:min-width="5.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" draw:text-style-name="MP7" draw:layer="backgroundobjects" svg:width="5.5cm" svg:height="2cm" svg:x="20.5cm" svg:y="10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14.048cm" svg:height="1.187cm" svg:x="1.452cm" svg:y="11.5cm">
        <draw:text-box>
          <text:p><loext:page-name>&lt;slide-name&gt;</loext:page-name></text:p>
        </draw:text-box>
      </draw:frame>
      <draw:frame draw:style-name="Mgr3" draw:text-style-name="MP8" draw:layer="backgroundobjects" svg:width="14.048cm" svg:height="1.187cm" svg:x="1.452cm" svg:y="8.601cm">
        <draw:text-box>
          <text:p><loext:page-name>&lt;slide-name&gt;</loext:page-name></text:p>
        </draw:text-box>
      </draw:frame>
      <draw:frame presentation:style-name="Mpr1" draw:text-style-name="MP2" draw:layer="backgroundobjects" svg:width="6.523cm" svg:height="1.085cm" svg:x="1.401cm" svg:y="12.849cm">
        <draw:text-box>
          <text:p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7cm" svg:y="12.949cm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7cm" svg:y="12.849cm">
        <draw:text-box>
          <text:p text:style-name="MP9"><text:span text:style-name="MT1"><text:page-number>&lt;number&gt;</text:page-number></text:span></text:p>
        </draw:text-box>
      </draw:frame>
      <draw:frame draw:style-name="Mgr4" draw:text-style-name="MP8" draw:layer="backgroundobjects" svg:width="3.516cm" svg:height="1.187cm" svg:x="7.924cm" svg:y="11.632cm">
        <draw:text-box>
          <text:p><text:date style:data-style-name="D1" text:date-value="2022-11-14">14/11/22</text:date></text:p>
        </draw:text-box>
      </draw:frame>
      <draw:frame draw:style-name="Mgr4" draw:text-style-name="MP8" draw:layer="backgroundobjects" svg:width="3.516cm" svg:height="1.187cm" svg:x="7.984cm" svg:y="8.601cm">
        <draw:text-box>
          <text:p><text:date style:data-style-name="D1" text:date-value="2022-11-14">14/11/22</text:date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2.629cm" svg:x="1.4cm" svg:y="0.628cm" presentation:class="title" presentation:placeholder="true">
        <draw:text-box/>
      </draw:frame>
      <draw:frame presentation:style-name="Default_20_2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5" draw:text-style-name="MP2" draw:layer="backgroundobjects" svg:width="6.523cm" svg:height="1.085cm" svg:x="1.401cm" svg:y="12.949cm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5cm" svg:x="9.577cm" svg:y="12.949cm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7cm" svg:y="12.849cm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4T09:07:15.000380236</meta:creation-date>
    <dc:date>2022-11-14T10:02:48.368216703</dc:date>
    <meta:editing-duration>PT53M18S</meta:editing-duration>
    <meta:editing-cycles>8</meta:editing-cycles>
    <meta:generator>Collabora_OfficeDev/22.05.8.2$Linux_X86_64 LibreOffice_project/6b419811d46966e556e05024d240d050947ebb81</meta:generator>
    <meta:document-statistic meta:object-count="59"/>
  </office:meta>
</office:document-meta>
</file>